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844f" officeooo:paragraph-rsid="0005844f"/>
    </style:style>
    <style:style style:name="P2" style:family="paragraph" style:parent-style-name="Standard">
      <style:text-properties officeooo:rsid="0006ed50" officeooo:paragraph-rsid="0006ed50"/>
    </style:style>
    <style:style style:name="P3" style:family="paragraph" style:parent-style-name="Standard">
      <style:text-properties officeooo:rsid="000875c6" officeooo:paragraph-rsid="000875c6"/>
    </style:style>
    <style:style style:name="P4" style:family="paragraph" style:parent-style-name="Standard">
      <style:text-properties fo:font-size="14pt" style:text-underline-style="solid" style:text-underline-width="auto" style:text-underline-color="font-color" fo:font-weight="bold" officeooo:rsid="0005844f" officeooo:paragraph-rsid="0005844f" style:font-size-asian="14pt" style:font-weight-asian="bold" style:font-size-complex="14pt" style:font-weight-complex="bold"/>
    </style:style>
    <style:style style:name="P5" style:family="paragraph" style:parent-style-name="Standard">
      <style:text-properties fo:font-size="14pt" style:text-underline-style="solid" style:text-underline-width="auto" style:text-underline-color="font-color" fo:font-weight="bold" officeooo:rsid="0009effe" officeooo:paragraph-rsid="0009effe" style:font-size-asian="14pt" style:font-weight-asian="bold" style:font-size-complex="14pt" style:font-weight-complex="bold"/>
    </style:style>
    <style:style style:name="P6" style:family="paragraph" style:parent-style-name="Standard">
      <style:text-properties officeooo:rsid="000ba96f" officeooo:paragraph-rsid="000ba96f"/>
    </style:style>
    <style:style style:name="P7" style:family="paragraph" style:parent-style-name="Standard">
      <style:text-properties officeooo:rsid="000d3011" officeooo:paragraph-rsid="000d3011"/>
    </style:style>
    <style:style style:name="T1" style:family="text">
      <style:text-properties officeooo:rsid="0006ed50"/>
    </style:style>
    <style:style style:name="T2" style:family="text">
      <style:text-properties officeooo:rsid="000875c6"/>
    </style:style>
    <style:style style:name="T3" style:family="text">
      <style:text-properties officeooo:rsid="0009effe"/>
    </style:style>
    <style:style style:name="T4"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5" style:family="text">
      <style:text-properties officeooo:rsid="000d301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Project Overview</text:p>
      <text:p text:style-name="P1">What data source(s) did you use and what technique(s) did you use analyze/process them? What did you hope to learn/create?</text:p>
      <text:p text:style-name="P1"></text:p>
      <text:p text:style-name="P1">It is very common for Korean pop music to sample English words and phrases within its lyrics. The goal of this project was to isolate English words sampled in kpop to find out which words were sampled most frequently. The project focused on scraping and analyzing the mostly complete works of the K<text:span text:style-name="T2">p</text:span>op girl group 2NE1 using <text:s/>of AZLyrics. I used urllib2 to grab the 2NE1 artist page and then scraped it with BeautifulSoup to follow the links to the individual song lyrics and get the text I wanted from those pages. I then used an existing English dictionary to analyze what lyrics were in English and how often they appeared.</text:p>
      <text:p text:style-name="P1"></text:p>
      <text:p text:style-name="P1"><text:span text:style-name="T4">Implementation</text:span> </text:p>
      <text:p text:style-name="P1"/>
      <text:p text:style-name="P6">I'm still confused by this but I'll do my best. I used a main artist page and parsed through it with BeautifulSoup making sure to exclude the scrap links and downloaded each of the links to their own sequentially named file. I parsed through them until it seemed too difficult and used text files instead, parsing through them for text using BeautifulSoup. I then split the text into a list of words that compared to a list made up of an existing English dictionary to create a dictionary of all the English words and their frequencies as well as another dictionary that made key:object pairs of the words and their frequencies. To prevent mishaps with unicode and undesirable characters try/error functions were implemented. The frquency dictionary was sorted in order of greatest to smallest with a lambda funciton and printed.</text:p>
      <text:p text:style-name="P1"/>
      <text:p text:style-name="P1">I got very far scraping the web pages but the section of code I wanted to get text didn't have a name. I was able to identify a form with an 'addsongs' ID that seemed to show up consistently in all the pages despite their variant structure. However, I spent far too much time trying to use BeautifulSoup to scrape the section I wanted and lost a lot of time, which is the main reason this is so late. I finally made the decision to copy and paste the sections I wanted into text files and scrape them basically the same way I would've otherwise so I could move on to doing other things. In the end it didn't make that much of a difference and just left me rushing everything else.</text:p>
      <text:p text:style-name="P1"></text:p>
      <text:p text:style-name="P4">Results</text:p>
      <text:p text:style-name="P1"/>
      <text:p text:style-name="P1"><text:span text:style-name="T1">Top 10 English Words Sampled by 2NE1</text:span></text:p>
      <text:p text:style-name="P7">('you', 159), ('I', 132), ('eh', 104), ('love', 101), ('the', 100), </text:p>
      <text:p text:style-name="P7">('me', 90), ('by', 86), ('ah', 81), ('is', 73), ('so', 71)</text:p>
      <text:p text:style-name="P2"/>
      <text:p text:style-name="P2"><text:span text:style-name="T2">By a long shot, the </text:span>most popular word<text:span text:style-name="T5">s were 'you' and 'I'. The</text:span> filler-sound<text:span text:style-name="T5">s </text:span>'eh' <text:span text:style-name="T5">and 'ah'</text:span> pronounced like 'ay'. As someone who listens to their music, this makes a lot of sense. The other top ten are all fairly common words save 'lonely', which is the title of one of their songs. Other interesting one's include ('nobody', 26) most likely from the song 'Can't Nobody' and English swear words, something fairly uncommon in Kpop due to censorship laws. 2NE1 is also known for their bold, hip-hop inspired, unapologetic style so the swearing although somewhat surprising makes considerable sense. I also noticed some hiccups. The word ('neon', 23) is also the Romani<text:span text:style-name="T2">z</text:span>ation of <text:span text:style-name="T2">a</text:span> Korean word <text:span text:style-name="T2">for 'you'</text:span>. The fact that 'licensing' <text:span text:style-name="T2">shows up so many times is because </text:span>the warning not to reuse the data for commercial <text:soft-page-break/>process wasn't taken out. </text:p>
      <text:p text:style-name="P1"/>
      <text:p text:style-name="P5">Reflection</text:p>
      <text:p text:style-name="P1"/>
      <text:p text:style-name="P3">The process would've gone much better if I had decided to make my text files sooner. The scope would've been much more manageable and more analysis could have been done. I could've even explored with other Kpop artists and production company to compare styles across the genera since it is so producer heavy. The unit testing was reasonable but doc testing seemed daunting because <text:span text:style-name="T3">o</text:span>f the sheer amount of text being produced per test. <text:span text:style-name="T3">Unit testing for different document numbers being called was done but not kept track of so it was hard to keep it all straight. I will definitely keep that in mind for the futu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1T11:27:52.893338956</meta:creation-date>
    <dc:date>2016-03-01T13:31:42.252934523</dc:date>
    <meta:editing-duration>PT10M18S</meta:editing-duration>
    <meta:editing-cycles>1</meta:editing-cycles>
    <meta:document-statistic meta:table-count="0" meta:image-count="0" meta:object-count="0" meta:page-count="2" meta:paragraph-count="16" meta:word-count="685" meta:character-count="3920" meta:non-whitespace-character-count="3238"/>
    <meta:generator>LibreOffice/4.2.8.2$Linux_X86_64 LibreOffice_project/420m0$Build-2</meta:generator>
  </office:meta>
</office:document-meta>
</file>